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/></text:p>
      <text:p text:style-name="Text_20_body"><text:span text:style-name="Strong_20_Emphasis">Task-Plots</text:span></text:p>
      <text:list xml:id="list3871347598456070704" text:style-name="L1">
        <text:list-item>
          <text:p text:style-name="P1"><text:span text:style-name="Strong_20_Emphasis">Line Plot:</text:span></text:p>
        </text:list-item>
      </text:list>
      <text:list xml:id="list1355534790029924721" text:style-name="L2">
        <text:list-item>
          <text:p text:style-name="P2">Create a line plot that represents the sales performance of a company over 12 months. Include labels for the X-axis, Y-axis, and a title for the plot. Use Matplotlib for this task.</text:p>
        </text:list-item>
      </text:list>
      <text:list xml:id="list6429164943379095575" text:style-name="L3">
        <text:list-item>
          <text:p text:style-name="P3"><text:span text:style-name="Strong_20_Emphasis">Scatter Plot:</text:span></text:p>
        </text:list-item>
      </text:list>
      <text:list xml:id="list6590374902402049203" text:style-name="L4">
        <text:list-item>
          <text:p text:style-name="P4">Generate a scatter plot for a dataset that represents the relationship between the hours of study and exam scores for a group of students. Use different colors for male and female students. Include labels and a title for the plot. Use Matplotlib.</text:p>
        </text:list-item>
      </text:list>
      <text:list xml:id="list6251989918735427727" text:style-name="L5">
        <text:list-item>
          <text:p text:style-name="P5"><text:span text:style-name="Strong_20_Emphasis">Bar Plot:</text:span></text:p>
        </text:list-item>
      </text:list>
      <text:list xml:id="list4220629728573002491" text:style-name="L9">
        <text:list-item>
          <text:p text:style-name="P8">Create a bar plot showing the average monthly temperature for a city over the course of a year. Use Matplotlib <text:s/>for this task. Label the X-axis with the months and the Y-axis with the temperature values.</text:p>
        </text:list-item>
      </text:list>
      <text:list xml:id="list4631353855501129826" text:style-name="L7">
        <text:list-item>
          <text:p text:style-name="P6"><text:span text:style-name="Strong_20_Emphasis">Histogram:</text:span></text:p>
        </text:list-item>
      </text:list>
      <text:list xml:id="list7808338890481401616" text:style-name="L8">
        <text:list-item>
          <text:p text:style-name="P7">Generate a histogram for a dataset that represents the distribution of ages in a population. Use Matplotlib . Include labels for the X-axis, Y-axis, and a title for the plo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05T11:33:50.86</meta:creation-date>
    <meta:document-statistic meta:table-count="0" meta:image-count="0" meta:object-count="0" meta:page-count="1" meta:paragraph-count="9" meta:word-count="156" meta:character-count="863"/>
    <dc:date>2024-02-05T11:35:02.62</dc:date>
    <meta:editing-duration>PT1M12S</meta:editing-duration>
    <meta:editing-cycles>1</meta:editing-cycles>
    <meta:generator>OpenOffice/4.1.12$Win32 OpenOffice.org_project/4112m1$Build-9809</meta:generator>
  </office:meta>
</office:document-meta>
</file>